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8000003207C98AAF2.jpg" manifest:media-type="image/jpeg"/>
  <manifest:file-entry manifest:full-path="Pictures/1000000000000258000003205EF71385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7602" officeooo:paragraph-rsid="00057602"/>
    </style:style>
    <style:style style:name="T1" style:family="text">
      <style:text-properties officeooo:rsid="0005760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4.112cm" svg:y="13.231cm" svg:width="10.176cm" svg:height="13.57cm" draw:z-index="0"><draw:image xlink:href="Pictures/1000000000000258000003205EF71385.jpg" xlink:type="simple" xlink:show="embed" xlink:actuate="onLoad"/></draw:frame><draw:frame draw:style-name="fr1" draw:name="Image2" text:anchor-type="paragraph" svg:x="4.027cm" svg:y="-0.661cm" svg:width="10.229cm" svg:height="13.64cm" draw:z-index="1"><draw:image xlink:href="Pictures/1000000000000258000003207C98AAF2.jpg" xlink:type="simple" xlink:show="embed" xlink:actuate="onLoad"/></draw:frame></text:p>
      <text:p text:style-name="Standard">- <text:span text:style-name="T1">ท่อ PB 40มิล(1-1/2”)</text:span></text:p>
      <text:p text:style-name="Standard"><text:span text:style-name="T1">13.5 (160 PSI )</text:span></text:p>
      <text:p text:style-name="P1">ยาว 4 เมตร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 บิลร้านรัตนากร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 style:font-family-complex="'Angsana New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1:41:27.589000000</meta:creation-date>
    <dc:date>2015-12-25T11:49:53.167000000</dc:date>
    <meta:editing-duration>PT8M26S</meta:editing-duration>
    <meta:editing-cycles>1</meta:editing-cycles>
    <meta:document-statistic meta:table-count="0" meta:image-count="2" meta:object-count="0" meta:page-count="1" meta:paragraph-count="4" meta:word-count="17" meta:character-count="59" meta:non-whitespace-character-count="49"/>
    <meta:generator>LibreOffice/4.4.5.2$Windows_x86 LibreOffice_project/a22f674fd25a3b6f45bdebf25400ed2adff0ff99</meta:generator>
  </office:meta>
</office:document-meta>
</file>